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016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ensao</text:p>
          </table:table-cell>
          <table:table-cell office:value-type="string" calcext:value-type="string">
            <text:p>Incerteza tensao</text:p>
          </table:table-cell>
          <table:table-cell office:value-type="string" calcext:value-type="string">
            <text:p>Corrente</text:p>
          </table:table-cell>
          <table:table-cell table:style-name="Default" office:value-type="string" calcext:value-type="string">
            <text:p>Incerteza corrente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37" calcext:value-type="float">
            <text:p>3.70E-07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000493" calcext:value-type="float">
            <text:p>4.93E-05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000143" calcext:value-type="float">
            <text:p>1.4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000213" calcext:value-type="float">
            <text:p>2.1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000243" calcext:value-type="float">
            <text:p>2.4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56" calcext:value-type="float">
            <text:p>2.56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000261" calcext:value-type="float">
            <text:p>2.61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65" calcext:value-type="float">
            <text:p>2.65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67" calcext:value-type="float">
            <text:p>2.67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27" calcext:value-type="float">
            <text:p>2.70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271" calcext:value-type="float">
            <text:p>2.71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0.1" calcext:value-type="float">
            <text:p>0.1</text:p>
          </table:table-cell>
          <table:table-cell office:value-type="float" office:value="0.000273" calcext:value-type="float">
            <text:p>2.7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75" calcext:value-type="float">
            <text:p>2.75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276" calcext:value-type="float">
            <text:p>2.76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" calcext:value-type="float">
            <text:p>0.1</text:p>
          </table:table-cell>
          <table:table-cell office:value-type="float" office:value="0.000277" calcext:value-type="float">
            <text:p>2.77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.000278" calcext:value-type="float">
            <text:p>2.78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28" calcext:value-type="float">
            <text:p>2.80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0.1" calcext:value-type="float">
            <text:p>0.1</text:p>
          </table:table-cell>
          <table:table-cell office:value-type="float" office:value="0.000281" calcext:value-type="float">
            <text:p>2.81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0.1" calcext:value-type="float">
            <text:p>0.1</text:p>
          </table:table-cell>
          <table:table-cell office:value-type="float" office:value="0.000282" calcext:value-type="float">
            <text:p>2.82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83" calcext:value-type="float">
            <text:p>2.8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0.3" calcext:value-type="float">
            <text:p>20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283" calcext:value-type="float">
            <text:p>2.8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50.3" calcext:value-type="float">
            <text:p>250.3</text:p>
          </table:table-cell>
          <table:table-cell office:value-type="float" office:value="0.1" calcext:value-type="float">
            <text:p>0.1</text:p>
          </table:table-cell>
          <table:table-cell office:value-type="float" office:value="0.000287" calcext:value-type="float">
            <text:p>2.87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29" calcext:value-type="float">
            <text:p>2.90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293" calcext:value-type="float">
            <text:p>2.93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office:value-type="float" office:value="0.000295" calcext:value-type="float">
            <text:p>2.95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50.2" calcext:value-type="float">
            <text:p>45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298" calcext:value-type="float">
            <text:p>2.98E-04</text:p>
          </table:table-cell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0.2" calcext:value-type="float">
            <text:p>50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299" calcext:value-type="float">
            <text:p>2.99E-04</text:p>
          </table:table-cell>
          <table:table-cell office:value-type="float" office:value="0.0000001" calcext:value-type="float">
            <text:p>1.00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09:19:16.049121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5:40:16.911145648</meta:creation-date>
    <dc:date>2025-11-13T09:38:08.154962722</dc:date>
    <meta:editing-duration>PT44M21S</meta:editing-duration>
    <meta:editing-cycles>18</meta:editing-cycles>
    <meta:generator>LibreOffice/25.2.3.2$Linux_X86_64 LibreOffice_project/520$Build-2</meta:generator>
    <meta:document-statistic meta:table-count="1" meta:cell-count="112" meta:object-count="0"/>
  </office:meta>
</office:document-meta>
</file>